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Intro.png</text:p>
          </table:table-cell>
          <table:table-cell table:number-columns-repeated="2"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4]-[.J4]" office:value-type="float" office:value="1.15">
            <text:p>1.1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table:formula="of:=[.I5]-[.J5]" office:value-type="float" office:value="1.2">
            <text:p>1.2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table:formula="of:=[.I6]-[.J6]" office:value-type="float" office:value="1.2">
            <text:p>1.2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7]-[.J7]" office:value-type="float" office:value="1.3">
            <text:p>1.3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table:formula="of:=[.I8]-[.J8]" office:value-type="float" office:value="1.25">
            <text:p>1.2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table:formula="of:=[.I9]-[.J9]" office:value-type="float" office:value="1.25">
            <text:p>1.2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usic_filename</text:p>
          </table:table-cell>
          <table:table-cell table:number-columns-repeated="1022"/>
        </table:table-row>
        <table:table-row table:style-name="ro1">
          <table:table-cell office:value-type="string">
            <text:p>music</text:p>
          </table:table-cell>
          <table:table-cell office:value-type="string">
            <text:p>Assets/Music/Boss.og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4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8T14:01:43.94</dc:date>
    <dc:creator>Wister </dc:creator>
    <meta:editing-duration>PT22M11S</meta:editing-duration>
    <meta:editing-cycles>20</meta:editing-cycles>
    <meta:document-statistic meta:table-count="1" meta:cell-count="74" meta:object-count="0"/>
  </office:meta>
</office:document-meta>
</file>